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 Sans" svg:font-family="'Open Sans', Arial, Tahom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6f4b1"/>
    </style:style>
    <style:style style:name="P2" style:family="paragraph" style:parent-style-name="Text_20_body">
      <style:text-properties officeooo:rsid="0008b7b9" officeooo:paragraph-rsid="0008b7b9"/>
    </style:style>
    <style:style style:name="P3" style:family="paragraph" style:parent-style-name="Text_20_body">
      <style:text-properties officeooo:rsid="000da88a" officeooo:paragraph-rsid="000da88a"/>
    </style:style>
    <style:style style:name="P4" style:family="paragraph" style:parent-style-name="Text_20_body" style:list-style-name="L1">
      <style:text-properties officeooo:paragraph-rsid="0012417c"/>
    </style:style>
    <style:style style:name="P5" style:family="paragraph" style:parent-style-name="Text_20_body" style:list-style-name="L1">
      <style:text-properties officeooo:rsid="000da88a" officeooo:paragraph-rsid="000da88a"/>
    </style:style>
    <style:style style:name="P6" style:family="paragraph" style:parent-style-name="Text_20_body" style:list-style-name="L1">
      <style:text-properties officeooo:rsid="0012417c" officeooo:paragraph-rsid="0012417c"/>
    </style:style>
    <style:style style:name="P7" style:family="paragraph" style:parent-style-name="Text_20_body" style:list-style-name="L1">
      <style:text-properties officeooo:rsid="0019402d" officeooo:paragraph-rsid="0019402d"/>
    </style:style>
    <style:style style:name="P8" style:family="paragraph" style:parent-style-name="Text_20_body" style:list-style-name="L1">
      <style:text-properties officeooo:rsid="00110884" officeooo:paragraph-rsid="00110884"/>
    </style:style>
    <style:style style:name="P9" style:family="paragraph" style:parent-style-name="Text_20_body" style:list-style-name="L1">
      <style:text-properties officeooo:rsid="001366ad" officeooo:paragraph-rsid="001366ad"/>
    </style:style>
    <style:style style:name="P10" style:family="paragraph" style:parent-style-name="Text_20_body" style:list-style-name="L1">
      <style:text-properties officeooo:rsid="00147616" officeooo:paragraph-rsid="00147616"/>
    </style:style>
    <style:style style:name="P11" style:family="paragraph" style:parent-style-name="Text_20_body" style:list-style-name="L1">
      <style:text-properties officeooo:rsid="00177e89" officeooo:paragraph-rsid="00177e89"/>
    </style:style>
    <style:style style:name="P12" style:family="paragraph" style:parent-style-name="Text_20_body" style:list-style-name="L1">
      <style:text-properties style:font-name="Liberation Serif" fo:font-size="12pt" officeooo:rsid="00177e89" officeooo:paragraph-rsid="00177e89" style:font-size-asian="12pt" style:font-size-complex="12pt"/>
    </style:style>
    <style:style style:name="P13" style:family="paragraph" style:parent-style-name="Text_20_body" style:list-style-name="L2">
      <style:text-properties officeooo:paragraph-rsid="000b5dce"/>
    </style:style>
    <style:style style:name="P14" style:family="paragraph" style:parent-style-name="Text_20_body" style:list-style-name="L2">
      <style:text-properties officeooo:rsid="000b5dce" officeooo:paragraph-rsid="000ac5b3"/>
    </style:style>
    <style:style style:name="P15" style:family="paragraph" style:parent-style-name="Text_20_body" style:list-style-name="L2">
      <style:text-properties officeooo:rsid="000b5dce" officeooo:paragraph-rsid="000b5dce"/>
    </style:style>
    <style:style style:name="P16" style:family="paragraph" style:parent-style-name="Text_20_body" style:list-style-name="L2">
      <style:text-properties officeooo:rsid="000ac5b3" officeooo:paragraph-rsid="000ac5b3"/>
    </style:style>
    <style:style style:name="P17" style:family="paragraph" style:parent-style-name="Text_20_body" style:list-style-name="L5">
      <style:text-properties officeooo:rsid="000ac5b3" officeooo:paragraph-rsid="000ac5b3"/>
    </style:style>
    <style:style style:name="P18" style:family="paragraph" style:parent-style-name="Text_20_body" style:list-style-name="L3">
      <style:text-properties officeooo:paragraph-rsid="0006f4b1"/>
    </style:style>
    <style:style style:name="P19" style:family="paragraph" style:parent-style-name="Text_20_body" style:list-style-name="L3">
      <style:text-properties officeooo:paragraph-rsid="001ecfa2"/>
    </style:style>
    <style:style style:name="P20" style:family="paragraph" style:parent-style-name="Text_20_body" style:list-style-name="L3">
      <style:text-properties officeooo:rsid="001ecfa2" officeooo:paragraph-rsid="001ecfa2"/>
    </style:style>
    <style:style style:name="P21" style:family="paragraph" style:parent-style-name="Text_20_body" style:list-style-name="L3">
      <style:text-properties officeooo:rsid="0006f4b1" officeooo:paragraph-rsid="0006f4b1"/>
    </style:style>
    <style:style style:name="P22" style:family="paragraph" style:parent-style-name="Text_20_body" style:list-style-name="L3">
      <style:text-properties officeooo:rsid="0006f4b1" officeooo:paragraph-rsid="002339a0"/>
    </style:style>
    <style:style style:name="P23" style:family="paragraph" style:parent-style-name="Text_20_body" style:list-style-name="L4">
      <style:text-properties officeooo:rsid="0008b7b9" officeooo:paragraph-rsid="0008b7b9"/>
    </style:style>
    <style:style style:name="P24" style:family="paragraph" style:parent-style-name="Text_20_body" style:list-style-name="L5">
      <style:text-properties officeooo:paragraph-rsid="00097cf4"/>
    </style:style>
    <style:style style:name="P25" style:family="paragraph" style:parent-style-name="Text_20_body" style:list-style-name="L5">
      <style:text-properties officeooo:rsid="000c672d" officeooo:paragraph-rsid="00097cf4"/>
    </style:style>
    <style:style style:name="P26" style:family="paragraph" style:parent-style-name="Text_20_body" style:list-style-name="L5">
      <style:text-properties officeooo:rsid="000f636a" officeooo:paragraph-rsid="000f636a"/>
    </style:style>
    <style:style style:name="P27" style:family="paragraph" style:parent-style-name="Text_20_body" style:list-style-name="L3">
      <style:text-properties officeooo:rsid="00216b55" officeooo:paragraph-rsid="0022e5c2"/>
    </style:style>
    <style:style style:name="P28" style:family="paragraph" style:parent-style-name="Text_20_body" style:list-style-name="L3">
      <style:text-properties officeooo:rsid="0022e5c2" officeooo:paragraph-rsid="0022e5c2"/>
    </style:style>
    <style:style style:name="P29" style:family="paragraph" style:parent-style-name="Text_20_body" style:list-style-name="L3">
      <style:text-properties officeooo:rsid="00245e88" officeooo:paragraph-rsid="00245e88"/>
    </style:style>
    <style:style style:name="P30" style:family="paragraph" style:parent-style-name="Text_20_body" style:list-style-name="L3">
      <style:text-properties officeooo:rsid="0025e879" officeooo:paragraph-rsid="0025e879"/>
    </style:style>
    <style:style style:name="P31" style:family="paragraph" style:parent-style-name="Text_20_body" style:list-style-name="L5">
      <style:text-properties officeooo:rsid="0025e879" officeooo:paragraph-rsid="0025e879"/>
    </style:style>
    <style:style style:name="P32" style:family="paragraph" style:parent-style-name="Text_20_body" style:list-style-name="L5">
      <style:paragraph-properties fo:margin-top="0in" fo:margin-bottom="0.0972in" loext:contextual-spacing="false"/>
      <style:text-properties officeooo:rsid="000f636a" officeooo:paragraph-rsid="000f636a"/>
    </style:style>
    <style:style style:name="P33" style:family="paragraph" style:parent-style-name="Heading_20_1">
      <style:text-properties officeooo:rsid="0006f4b1" officeooo:paragraph-rsid="0006f4b1"/>
    </style:style>
    <style:style style:name="P34" style:family="paragraph" style:parent-style-name="Heading_20_1" style:list-style-name=""/>
    <style:style style:name="P35" style:family="paragraph" style:parent-style-name="Heading_20_1" style:list-style-name="">
      <style:text-properties officeooo:paragraph-rsid="0006f4b1"/>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officeooo:rsid="0006f4b1" officeooo:paragraph-rsid="0006f4b1"/>
    </style:style>
    <style:style style:name="T1" style:family="text">
      <style:text-properties officeooo:rsid="0006f4b1"/>
    </style:style>
    <style:style style:name="T2" style:family="text">
      <style:text-properties officeooo:rsid="000c672d"/>
    </style:style>
    <style:style style:name="T3" style:family="text">
      <style:text-properties officeooo:rsid="00110884"/>
    </style:style>
    <style:style style:name="T4" style:family="text">
      <style:text-properties officeooo:rsid="001366ad"/>
    </style:style>
    <style:style style:name="T5" style:family="text">
      <style:text-properties officeooo:rsid="0016e282"/>
    </style:style>
    <style:style style:name="T6" style:family="text">
      <style:text-properties fo:font-variant="normal" fo:text-transform="none" fo:color="#46545c" fo:letter-spacing="normal" fo:font-style="normal" fo:font-weight="normal"/>
    </style:style>
    <style:style style:name="T7" style:family="text">
      <style:text-properties fo:font-variant="normal" fo:text-transform="none" fo:color="#46545c" style:font-name="Liberation Serif" fo:font-size="12pt" fo:letter-spacing="normal" fo:font-style="normal" fo:font-weight="normal" officeooo:rsid="0012417c" style:font-size-asian="12pt" style:font-size-complex="12pt"/>
    </style:style>
    <style:style style:name="T8" style:family="text">
      <style:text-properties fo:font-variant="normal" fo:text-transform="none" fo:color="#46545c" style:font-name="Liberation Serif"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fo:color="#46545c" style:font-name="Liberation Serif" fo:font-size="12pt" fo:letter-spacing="normal" fo:font-style="normal" fo:font-weight="normal" officeooo:rsid="001c0d55" style:font-size-asian="12pt" style:font-weight-asian="normal" style:font-size-complex="12pt" style:font-weight-complex="normal"/>
    </style:style>
    <style:style style:name="T10" style:family="text">
      <style:text-properties fo:font-variant="normal" fo:text-transform="none" fo:color="#1d1d1d" style:font-name="Liberation Serif" fo:font-size="12pt" fo:letter-spacing="normal" fo:font-style="normal" fo:font-weight="normal" style:font-size-asian="12pt" style:font-size-complex="12pt"/>
    </style:style>
    <style:style style:name="T11" style:family="text">
      <style:text-properties fo:font-variant="normal" fo:text-transform="none" fo:color="#1d1d1d" style:font-name="Liberation Serif" fo:font-size="12pt" fo:letter-spacing="normal" fo:font-style="normal" fo:font-weight="normal" officeooo:rsid="001ecfa2" style:font-size-asian="12pt" style:font-size-complex="12pt"/>
    </style:style>
    <style:style style:name="T12" style:family="text">
      <style:text-properties fo:font-variant="normal" fo:text-transform="none" fo:color="#1d1d1d" style:font-name="Liberation Serif" fo:font-size="12pt" fo:letter-spacing="normal" fo:font-style="normal" fo:font-weight="normal" officeooo:rsid="0022e5c2" style:font-size-asian="12pt" style:font-size-complex="12pt"/>
    </style:style>
    <style:style style:name="T13" style:family="text">
      <style:text-properties fo:font-variant="normal" fo:text-transform="none" fo:color="#1d1d1d" style:font-name="Liberation Serif" fo:font-size="12pt" fo:letter-spacing="normal" fo:font-style="normal" fo:font-weight="normal" officeooo:rsid="00245e88" style:font-size-asian="12pt" style:font-size-complex="12pt"/>
    </style:style>
    <style:style style:name="T14" style:family="text">
      <style:text-properties officeooo:rsid="000b5dce"/>
    </style:style>
    <style:style style:name="T15" style:family="text">
      <style:text-properties officeooo:rsid="00177e89"/>
    </style:style>
    <style:style style:name="T16" style:family="text">
      <style:text-properties officeooo:rsid="001a10c8"/>
    </style:style>
    <style:style style:name="T17" style:family="text">
      <style:text-properties officeooo:rsid="001db6ec"/>
    </style:style>
    <style:style style:name="T18" style:family="text">
      <style:text-properties officeooo:rsid="001ecfa2"/>
    </style:style>
    <style:style style:name="T19" style:family="text">
      <style:text-properties officeooo:rsid="0022e5c2"/>
    </style:style>
    <style:style style:name="T20" style:family="text">
      <style:text-properties officeooo:rsid="002339a0"/>
    </style:style>
    <style:style style:name="T21" style:family="text">
      <style:text-properties officeooo:rsid="0026de4b"/>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lurm</text:p>
      <text:p text:style-name="Text_20_body"/>
      <text:h text:style-name="P33" text:outline-level="1">hard<text:span text:style-name="T3">ware</text:span> and system configuration:</text:h>
      <text:p text:style-name="P1"/>
      <text:list xml:id="list4577977911407207880" text:style-name="L1">
        <text:list-item>
          <text:p text:style-name="P5">Munge:</text:p>
          <text:p text:style-name="P6">MUNGE is an authentication service for creating and validating credentials. It allows a process to authenticate the UID and GID of another local or remote process within a group of hosts having common users and groups. <text:span text:style-name="T5">It’s necessary for Slurm to use Munge to communicate between the controllers and the compute nodes.</text:span></text:p>
        </text:list-item>
        <text:list-item>
          <text:p text:style-name="P6">Database:</text:p>
          <text:p text:style-name="P7">slurm uses the mysql/Mariadb as the backend to store the data. The data is maintained in term of the user name (for the database column is unique, so the user name should be in column). User name should be unique, and it’s same all of slurm system <text:span text:style-name="T16">(all of user information is stored in LDAP)</text:span>.</text:p>
        </text:list-item>
        <text:list-item>
          <text:p text:style-name="P8">compute nodes:</text:p>
          <text:p text:style-name="P6">slurm monitors the available computing resources in ACCRE. Usually the computing resources we mean compute nodes. These compute nodes are invisible to the user. User must submit jobs to the slurm, and slurm push the jobs to the compute nodes.</text:p>
          <text:p text:style-name="P6">Because slurm uses RPC for passing the message, so there’s a daemon in compute nodes waiting for controller’s message so that to run the job. This is done also by the RPC. <text:span text:style-name="T17">Slurmctld will run these RPC.</text:span></text:p>
        </text:list-item>
        <text:list-item>
          <text:p text:style-name="P8">slurm controller:</text:p>
          <text:p text:style-name="P9">slurm controller is the center for the slurm. In ACCRE, we have two machines sched-1 and sched-2; they are rotating to be the master server for slurm controlling. </text:p>
          <text:p text:style-name="P10">For sharing the same database for slurm, we use DRBD syncs the underlying block devices so that to keep the two database to be exactly same. <text:span text:style-name="T15">Keepalive service is used to rotate the two controllers and automatically do the backup service.</text:span></text:p>
        </text:list-item>
        <text:list-item>
          <text:p text:style-name="P9">fundamental daemons for slur<text:span text:style-name="T15">m:</text:span></text:p>
          <text:list>
            <text:list-item>
              <text:p text:style-name="P11">Slurm DBD: slurm database daemon. For the whole slurm we only have one database daemon. Altough we may have multiple cluster (each cluster has its own slurmctld daemon). Slurm DBD is used to talk to the database and store the data into database.</text:p>
            </text:list-item>
            <text:list-item>
              <text:p text:style-name="P12"><text:soft-page-break/>Slurmctld: <text:span text:style-name="T6">is the central management daemon of Slurm. It monitors all other Slurm daemons and resources, accepts work (jobs), and allocates resources to those jobs. </text:span></text:p>
            </text:list-item>
          </text:list>
        </text:list-item>
        <text:list-item>
          <text:p text:style-name="P8">configuration file:</text:p>
        </text:list-item>
        <text:list-item>
          <text:p text:style-name="P8">cgroup:</text:p>
        </text:list-item>
        <text:list-item>
          <text:p text:style-name="P8">RPC:</text:p>
          <text:p text:style-name="P6">Slurm uses RPCs (Remote Procedure Calls) to communicate between daemons and commands. <text:span text:style-name="T4">For example, from the compute nodes to the controller, from the gateway to controller etc.</text:span></text:p>
        </text:list-item>
        <text:list-item>
          <text:p text:style-name="P8">how to update slurm to a newer version:</text:p>
        </text:list-item>
      </text:list>
      <text:p text:style-name="P1"/>
      <text:h text:style-name="P34" text:outline-level="1"/>
      <text:h text:style-name="P36" text:outline-level="1">Useful commands in slurm:</text:h>
      <text:list xml:id="list3722442741800935640" text:style-name="L2">
        <text:list-item>
          <text:p text:style-name="P14">scontrol:</text:p>
        </text:list-item>
        <text:list-item>
          <text:p text:style-name="P13"><text:span text:style-name="T14">sacctmgr: </text:span><text:span text:style-name="T8">is used to manage associations in the database: add or remove clusters, add or remove users, etc. </text:span><text:span text:style-name="T9">Each cluster has one sacctmgr.</text:span></text:p>
        </text:list-item>
      </text:list>
      <text:list xml:id="list163908981555508" text:continue-list="list4577977911407207880" text:style-name="L1">
        <text:list-header>
          <text:p text:style-name="P4"><text:span text:style-name="T14">sacct: </text:span><text:span text:style-name="T7">is used to generate accounting report for both running and completed jobs.</text:span></text:p>
        </text:list-header>
      </text:list>
      <text:list xml:id="list163909324141739" text:continue-list="list3722442741800935640" text:style-name="L2">
        <text:list-item>
          <text:p text:style-name="P15">sreport:</text:p>
        </text:list-item>
        <text:list-item>
          <text:p text:style-name="P15">sinfor:</text:p>
        </text:list-item>
        <text:list-item>
          <text:p text:style-name="P15">sinfofeatures:</text:p>
        </text:list-item>
        <text:list-item>
          <text:p text:style-name="P16">sinfoprobs: This command shows the drained compute nodes. </text:p>
        </text:list-item>
      </text:list>
      <text:p text:style-name="P1"/>
      <text:h text:style-name="P35" text:outline-level="1"/>
      <text:h text:style-name="P37" text:outline-level="1">Important concepts:</text:h>
      <text:list xml:id="list4426901427459809846" text:style-name="L3">
        <text:list-item>
          <text:p text:style-name="P18"><text:span text:style-name="T1">slurm queue:</text:span> <text:span text:style-name="T18">All of pending and running jobs currently in slurm are organized together to form a queue. For pending jobs, all of slurm jobs are ranked according to the priority (the top one has the highest priority value).</text:span></text:p>
        </text:list-item>
        <text:list-item>
          <text:p text:style-name="P20">cluster: In ACCRE we only have one cluster – whose name is vampire. A cluster is a set of machines, who has one slurmctld, one sacctmgr to manage the accounts and groups.</text:p>
        </text:list-item>
        <text:list-item>
          <text:p text:style-name="P19"><text:span text:style-name="T1">Partition: </text:span><text:span text:style-name="T11">A partition can be thought of as a group of nodes/resources divided into possibly overlapping sets. Each partition can be considered as a job queue, each of which has an assortment of constraints such as job size limit, job time limit, users permitted to use it, etc. Priority-ordered jobs are allocated nodes within a partition until the resources (nodes, processors, memory, etc.)</text:span></text:p>
          <text:p text:style-name="P27"><text:span text:style-name="T11">c</text:span><text:span text:style-name="T10">urrently ACCRE has partitions like production, debug, </text:span><text:span text:style-name="T12">maxwell, turing,pascal etc.</text:span></text:p>
        </text:list-item>
        <text:list-item>
          <text:p text:style-name="P22"><text:span text:style-name="T12">fairshare: </text:span><text:span text:style-name="T13">account/group contribution to ACCRE. Usually one CPU core is one fairshare point, also we burst the limit (how much we burst) so that for better utilization. <text:s/></text:span></text:p>
        </text:list-item>
        <text:list-item>
          <text:p text:style-name="P21">group, user <text:span text:style-name="T19">and account</text:span>: <text:span text:style-name="T19">the slurm database is organized in unit of user. Users form the group (usually in ACCRE you see the _lab, that is a group). Several groups can be formed into an “account”, or a group can be an account, too. </text:span></text:p>
          <text:p text:style-name="P28">The fairshare, <text:span text:style-name="T20">CPU limits etc.</text:span> for group <text:span text:style-name="T20">under same account </text:span>can be different. However, they can not exceed the account limit. </text:p>
        </text:list-item>
        <text:list-item>
          <text:p text:style-name="P29">QOS: </text:p>
        </text:list-item>
        <text:list-item>
          <text:p text:style-name="P30">TRES: </text:p>
        </text:list-item>
        <text:list-item>
          <text:p text:style-name="P21">association:</text:p>
        </text:list-item>
        <text:list-item>
          <text:p text:style-name="P21">priority of the job:</text:p>
        </text:list-item>
        <text:list-item>
          <text:p text:style-name="P21">backfill:</text:p>
        </text:list-item>
      </text:list>
      <text:p text:style-name="P3"/>
      <text:p text:style-name="P1"/>
      <text:h text:style-name="P34" text:outline-level="1"/>
      <text:h text:style-name="P36" text:outline-level="1">Maintenance tools:</text:h>
      <text:list xml:id="list6732490789960895762" text:style-name="L4">
        <text:list-item>
          <text:p text:style-name="P23"><text:span text:style-name="T2">p</text:span>rolog:</text:p>
        </text:list-item>
        <text:list-item>
          <text:p text:style-name="P23">keepalive:</text:p>
        </text:list-item>
      </text:list>
      <text:p text:style-name="P2"/>
      <text:p text:style-name="P2"/>
      <text:h text:style-name="P34" text:outline-level="1"/>
      <text:h text:style-name="P36" text:outline-level="1">Slurm trouble shooting:</text:h>
      <text:list xml:id="list6725396921272583000" text:style-name="L5">
        <text:list-item>
          <text:p text:style-name="P25">Logjam:</text:p>
          <text:p text:style-name="P24"/>
        </text:list-item>
        <text:list-item>
          <text:p text:style-name="P17">RPC connection error:</text:p>
          <text:p text:style-name="P17"/>
          <text:list>
            <text:list-item>
              <text:p text:style-name="P32">slurm global trouble for March 5, 2019</text:p>
            </text:list-item>
          </text:list>
          <text:p text:style-name="P26">Today we had s global slurm trouble. The slurm commands do not response. Like squeue, it gives: slurm_load_jobs error: Socket timed out on send/recv operation</text:p>
          <text:p text:style-name="P26">1) checking the slurm server, can ping; network seems to be good.</text:p>
          <text:p text:style-name="P26">2) checking the slurm daemon, it is dead and does not responds: scontrol ping. This command pings the slurm controller and we found that it does not response.</text:p>
          <text:p text:style-name="P26">3) try to restart the slurm service, but does not work - slurm still not responsive.</text:p>
          <text:p text:style-name="P26">4) from the log of the slurm it seems the slurm daemon in the compute node try to kill job, but it can not be killed; also the controller also send siganal to kill these jobs but also failed. So the signal sending process (RPC) is going on and on that makes the trouble.</text:p>
          <text:p text:style-name="P26">This is the reason why it shows a lot of RPC error. This is done by checking /var/log/slurm/slurmd.log in any compute node</text:p>
          <text:p text:style-name="P26">5) begin to kill all of processes with "kill -9" which stops slurm to be responsive. Go in the node, check from `slurmd.log` which processes it is attempting to kill and kill them with `kill -9`</text:p>
          <text:p text:style-name="P26">for additional checking with these abnormal processes, we can use "lsof -p (process ID)" <text:s/>and "strace -p (processID)" to check it.</text:p>
          <text:p text:style-name="P26"/>
        </text:list-item>
        <text:list-item>
          <text:p text:style-name="P31">Other slurm issues:</text:p>
          <text:list>
            <text:list-item>
              <text:p text:style-name="P31">sometimes slurm will get stuck and not refreshed to reflect the current cluster utilization (in this case, many user could hit the the limit of CPU, minutes etc.). In this case we can just restart the <text:span text:style-name="T21">slurm daemons. </text:span><text: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 Sans" svg:font-family="'Open Sans', Arial, Tahom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1T21:07:43.584827011</meta:creation-date>
    <dc:date>2019-09-02T16:39:08.860679322</dc:date>
    <meta:editing-duration>PT1H33M51S</meta:editing-duration>
    <meta:editing-cycles>5</meta:editing-cycles>
    <meta:generator>LibreOffice/5.1.6.2$Linux_X86_64 LibreOffice_project/10m0$Build-2</meta:generator>
    <meta:document-statistic meta:table-count="0" meta:image-count="0" meta:object-count="0" meta:page-count="6" meta:paragraph-count="61" meta:word-count="1000" meta:character-count="5625" meta:non-whitespace-character-count="4725"/>
  </office:meta>
</office:document-meta>
</file>